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AnyBoolean.matches( Boolean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orZ.matches( Character charac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tchersTest.shouldCustomMatcherPrintDescriptionBasedO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IsZeroOrOne.matches( T numb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Article( int pageNumber , String head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tainsFoo.matches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tchersTest.matches( Object arg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tchersTest.shouldAnonymousCustomMatcherPrintDefaultDescrip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ustomMatchers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tchersTest.shouldUseCustomChar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ustomMatchersTest.shouldUseCustomObject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ustomMatchersTest.containsT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tchersTest.shouldUseCustomPrimitiveNumberMatch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ringThatContainsXxx.matches(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getPag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ticle.getH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ustomMatchersTest.shouldUseCustomBoolea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